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31aca" officeooo:paragraph-rsid="00131ac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bold" officeooo:rsid="00131aca" officeooo:paragraph-rsid="00131ac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normal" officeooo:rsid="00131aca" officeooo:paragraph-rsid="00131aca" style:font-weight-asian="normal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499cm" style:auto-text-indent="false"/>
      <style:text-properties style:font-name="Arial" fo:font-weight="bold" officeooo:rsid="00131aca" officeooo:paragraph-rsid="00131aca" style:font-weight-asian="bold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weight="bold" officeooo:rsid="00131aca" officeooo:paragraph-rsid="00131aca" style:font-weight-asian="bold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weight="bold" officeooo:rsid="00131aca" officeooo:paragraph-rsid="0014d3c1" style:font-weight-asian="bold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weight="bold" officeooo:rsid="0014d3c1" officeooo:paragraph-rsid="0014d3c1" style:font-weight-asian="bold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weight="bold" officeooo:rsid="0015102e" officeooo:paragraph-rsid="0015102e" style:font-weight-asian="bold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weight="normal" officeooo:rsid="0014d3c1" officeooo:paragraph-rsid="0014d3c1" style:font-weight-asian="normal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weight="normal" officeooo:rsid="0015102e" officeooo:paragraph-rsid="0014d3c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d3c1" style:font-weight-asian="normal" style:font-weight-complex="normal"/>
    </style:style>
    <style:style style:name="T3" style:family="text">
      <style:text-properties fo:font-weight="normal" officeooo:rsid="0015102e" style:font-weight-asian="normal" style:font-weight-complex="normal"/>
    </style:style>
    <style:style style:name="T4" style:family="text">
      <style:text-properties fo:font-weight="normal" officeooo:rsid="0016d26a" style:font-weight-asian="normal" style:font-weight-complex="normal"/>
    </style:style>
    <style:style style:name="T5" style:family="text">
      <style:text-properties officeooo:rsid="0014d3c1"/>
    </style:style>
    <style:style style:name="T6" style:family="text">
      <style:text-properties officeooo:rsid="0016c9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o interdisciplinar</text:p>
      <text:p text:style-name="P2"/>
      <text:p text:style-name="P2">Nomes:<text:tab/><text:span text:style-name="T1">Gabriel Viseli Barzagli</text:span></text:p>
      <text:p text:style-name="P3"><text:tab/><text:tab/>Gustavo Boaz de Moura Sousa</text:p>
      <text:p text:style-name="P3"><text:tab/><text:tab/>Izabela <text:span text:style-name="T6">Moreira Germer de Lima</text:span></text:p>
      <text:p text:style-name="P3"><text:tab/><text:tab/>Renato <text:span text:style-name="T6">de Almeida Salles Junior</text:span></text:p>
      <text:p text:style-name="P3"/>
      <text:p text:style-name="P2">Título: <text:span text:style-name="T1">Jogo da velha inteligente</text:span></text:p>
      <text:p text:style-name="P2"/>
      <text:p text:style-name="P2">Definição <text:span text:style-name="T5">do problema</text:span>:</text:p>
      <text:p text:style-name="P2"/>
      <text:p text:style-name="P4"><text:span text:style-name="T1">Será feito um jogo da velha que será possível a seleção de </text:span><text:span text:style-name="T2">qual</text:span><text:span text:style-name="T1"> modo de jogo será jogado. </text:span><text:span text:style-name="T3">O</text:span><text:span text:style-name="T1"> “Singleplayer” terá três dificuldades: Hard, Medium e Easy. No Hard, o computador terá IA para não permitir que o jogador ganhe, sendo possível para o jogador somente o empate ou a perda. Nas outras dificuldades, existirá uma chance do computador errar, possibilitando que o jogador vença. O segundo modo será “Multiplayer” como o próprio nome já diz, será possível </text:span><text:span text:style-name="T2">que</text:span><text:span text:style-name="T1"> </text:span><text:span text:style-name="T2">dois jogadores disputem uma partida. Os vencedores serão armazenados num ranking.</text:span></text:p>
      <text:p text:style-name="P5"/>
      <text:p text:style-name="P7">Justificativa:</text:p>
      <text:p text:style-name="P9"/>
      <text:p text:style-name="P6"><text:span text:style-name="T2"><text:tab/>O sistema apresentará um menu com os modos de jogo e a opção de saída, sendo selecionável pelo uso das teclas direcionais e confirmando pela tecla enter. As jogadas serão armazenadas numa matriz 3 por 3 </text:span><text:span text:style-name="T3">e</text:span><text:span text:style-name="T2"> definidas pelas teclas </text:span><text:span text:style-name="T3">numpad, que estão organizadas no formato da matriz. O sistema saberá quando 3 jogadas estão em sequência para dizer quem é o vencedor e posteriormente contabilizar em um ranking que poderá ser feito em um arquivo texto.</text:span></text:p>
      <text:p text:style-name="P10"/>
      <text:p text:style-name="P8">Objetivos do projeto:</text:p>
      <text:p text:style-name="P8"/>
      <text:p text:style-name="P8"><text:tab/><text:span text:style-name="T1">Utilizar os conceitos aprendidos em aula e adquirir novos </text:span><text:span text:style-name="T4">conhecimentos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30T19:43:22.584000000</meta:creation-date>
    <dc:date>2015-05-01T02:18:11.534000000</dc:date>
    <meta:editing-duration>PT16M32S</meta:editing-duration>
    <meta:editing-cycles>3</meta:editing-cycles>
    <meta:generator>LibreOffice/4.3.7.2$Windows_x86 LibreOffice_project/8a35821d8636a03b8bf4e15b48f59794652c68ba</meta:generator>
    <meta:document-statistic meta:table-count="0" meta:image-count="0" meta:object-count="0" meta:page-count="1" meta:paragraph-count="12" meta:word-count="210" meta:character-count="1302" meta:non-whitespace-character-count="1096"/>
  </office:meta>
</office:document-meta>
</file>